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45397875469441155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00835423033511713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93817161908754200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365889115428528659"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320537930630825436"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946611599556157781"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43027855231964729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527107274540332170"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1352220" text:continue-list="list443027855231964729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78461605492441765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35656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34939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135709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1348012"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33372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36299093416756267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992556534012513152"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2069357401279575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352284"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647049804573147026"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84333113423618594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990065918641807956" text:style-name="L15">
        <text:list-item>
          <text:list>
            <text:list-header>
              <text:p text:style-name="P183">1.5 miles averaging about 9:40/mile and rest 1 min</text:p>
            </text:list-header>
          </text:list>
        </text:list-item>
      </text:list>
      <text:p text:style-name="P24">1 mile in 8:26 and rest 2 min</text:p>
      <text:list xml:id="list309828763092792354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778720546024751488"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341626"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350661414272643608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94047449975760438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06307204305379298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1340586" text:continue-list="list4940474499757604381" text:style-name="L19">
        <text:list-item>
          <text:list>
            <text:list-header>
              <text:p text:style-name="P187">(Pace*HR)=1240</text:p>
            </text:list-header>
          </text:list>
        </text:list-item>
      </text:list>
      <text:list xml:id="list41351972" text:continue-list="list3506614142726436082" text:style-name="L18">
        <text:list-item>
          <text:list>
            <text:list-header>
              <text:p text:style-name="P186">2 miles at 10:46/mile Ave HR= 121 bpm and rest a few minutes</text:p>
            </text:list-header>
          </text:list>
        </text:list-item>
      </text:list>
      <text:list xml:id="list41352716" text:continue-list="list4134058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134521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34420135475215049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57481898507229764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118383709406699361"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23497910768958645"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01098422589906505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32444548847440727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1363750"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36318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32152551210372574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5117928924312814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436165088671492890"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45356359611319295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01051589476138622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709214872719832518" text:style-name="L32">
        <text:list-item>
          <text:list>
            <text:list-header>
              <text:p text:style-name="P197">0.25 miles in 2:54</text:p>
              <text:p text:style-name="P197">1 mile in 9:21 going faster as I ran and ending at around 8:30 pace</text:p>
            </text:list-header>
          </text:list>
        </text:list-item>
      </text:list>
      <text:list xml:id="list498710440846975783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5368361457501668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01609391062867902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962455013820027197"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10568480631865765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text:soft-page-break/>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soft-page-break/><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908562799570820714"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1<text:tab/> <text:s text:c="6"/></text:p>
      <text:p text:style-name="P24"/>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ext:soft-page-break/>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7T21:09:11.37</dc:date>
    <dc:creator>James Lombardi</dc:creator>
    <meta:editing-duration>P28DT10H15M49S</meta:editing-duration>
    <meta:editing-cycles>2097</meta:editing-cycles>
    <meta:generator>OpenOffice/4.1.2$Win32 OpenOffice.org_project/412m3$Build-9782</meta:generator>
    <meta:document-statistic meta:table-count="0" meta:image-count="9" meta:object-count="0" meta:page-count="207" meta:paragraph-count="6035" meta:word-count="65317" meta:character-count="334653"/>
  </office:meta>
</office:document-meta>
</file>